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stroke="solid" draw:stroke-dash="Fine_20_Dashed" svg:stroke-color="#ff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standard">
      <style:graphic-properties draw:fill-color="#ff808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7cm" svg:height="1.3cm" svg:x="1.3cm" svg:y="4.1cm">
          <text:p text:style-name="P1">Craw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6cm" svg:height="1.3cm" svg:x="8.9cm" svg:y="7.5cm">
          <text:p text:style-name="P1">Par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.7cm" svg:height="1.3cm" svg:x="1.3cm" svg:y="7.5cm">
          <text:p text:style-name="P1">PageRan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4.7cm" svg:height="1.3cm" svg:x="8.8cm" svg:y="4cm">
          <text:p text:style-name="P1">Index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7cm" svg:height="1.3cm" svg:x="5.2cm" svg:y="1.1cm">
          <text:p text:style-name="P1">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5cm" svg:height="2cm" svg:x="15.7cm" svg:y="3.1cm">
          <text:p text:style-name="P1">SV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5cm" svg:height="2cm" svg:x="16.9cm" svg:y="8cm">
          <text:p text:style-name="P1">N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7.55cm" svg:y1="2.4cm" svg:x2="3.65cm" svg:y2="4.1cm" draw:start-shape="id1" draw:start-glue-point="2" draw:end-shape="id2" draw:end-glue-point="0" svg:d="m7550 2400-3900 1700" svg:viewBox="0 0 3901 1701">
          <text:p/>
        </draw:connector>
        <draw:connector draw:style-name="gr5" draw:text-style-name="P1" draw:layer="layout" draw:type="line" svg:x1="7.55cm" svg:y1="2.4cm" svg:x2="11.15cm" svg:y2="4cm" draw:start-shape="id1" draw:start-glue-point="2" draw:end-shape="id3" draw:end-glue-point="0" svg:d="m7550 2400 3600 1600" svg:viewBox="0 0 3601 1601">
          <text:p/>
        </draw:connector>
        <draw:connector draw:style-name="gr4" draw:text-style-name="P1" draw:layer="layout" draw:type="line" svg:x1="3.65cm" svg:y1="5.4cm" svg:x2="3.65cm" svg:y2="7.5cm" draw:start-shape="id2" draw:start-glue-point="2" draw:end-shape="id4" draw:end-glue-point="0" svg:d="m3650 5400v2100" svg:viewBox="0 0 1 2101">
          <text:p/>
        </draw:connector>
        <draw:connector draw:style-name="gr6" draw:text-style-name="P1" draw:layer="layout" draw:type="line" svg:x1="11.15cm" svg:y1="5.3cm" svg:x2="11.2cm" svg:y2="7.5cm" draw:start-shape="id3" draw:start-glue-point="2" draw:end-shape="id5" draw:end-glue-point="0" svg:d="m11150 5300 50 2200" svg:viewBox="0 0 51 2201">
          <text:p/>
        </draw:connector>
        <draw:connector draw:style-name="gr4" draw:text-style-name="P1" draw:layer="layout" draw:type="line" svg:x1="3.65cm" svg:y1="8.8cm" svg:x2="9.049cm" svg:y2="12.495cm" draw:start-shape="id4" draw:start-glue-point="2" draw:end-shape="id6" draw:end-glue-point="5" svg:d="m3650 8800 5399 3695" svg:viewBox="0 0 5400 3696">
          <text:p/>
        </draw:connector>
        <draw:connector draw:style-name="gr6" draw:text-style-name="P1" draw:layer="layout" draw:type="line" svg:x1="11.2cm" svg:y1="8.8cm" svg:x2="11.1cm" svg:y2="12.1cm" draw:start-shape="id5" draw:start-glue-point="2" draw:end-shape="id6" draw:end-glue-point="4" svg:d="m11200 8800-100 3300" svg:viewBox="0 0 101 3301">
          <text:p/>
        </draw:connector>
        <draw:connector draw:style-name="gr4" draw:text-style-name="P1" draw:layer="layout" draw:type="line" svg:x1="16.432cm" svg:y1="4.807cm" svg:x2="13.151cm" svg:y2="12.495cm" draw:start-shape="id7" draw:start-glue-point="7" draw:end-shape="id6" draw:end-glue-point="11" svg:d="m16432 4807-3281 7688" svg:viewBox="0 0 3282 7689">
          <text:p/>
        </draw:connector>
        <draw:connector draw:style-name="gr6" draw:text-style-name="P1" draw:layer="layout" draw:type="line" svg:x1="17.632cm" svg:y1="9.707cm" svg:x2="14cm" svg:y2="13.45cm" draw:start-shape="id8" draw:start-glue-point="7" draw:end-shape="id6" draw:end-glue-point="10" svg:d="m17632 9707-3632 3743" svg:viewBox="0 0 3633 3744">
          <text:p/>
        </draw:connector>
        <draw:custom-shape draw:style-name="gr7" draw:text-style-name="P1" xml:id="id6" draw:id="id6" draw:layer="layout" svg:width="5.8cm" svg:height="2.7cm" svg:x="8.2cm" svg:y="12.1cm">
          <text:p text:style-name="P1">Evalu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-width="0.4cm" draw:marker-end-width="0.3cm" draw:stroke-linejoin="bevel" draw:fill="none" draw:fill-gradient-name="Gradient_20_8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ina </meta:initial-creator>
    <meta:creation-date>2013-03-27T21:00:09</meta:creation-date>
    <dc:date>2013-04-19T15:36:07</dc:date>
    <dc:creator>Karina </dc:creator>
    <meta:editing-duration>PT11M16S</meta:editing-duration>
    <meta:editing-cycles>5</meta:editing-cycles>
    <meta:generator>LibreOffice/3.5$Linux_x86 LibreOffice_project/350m1$Build-2</meta:generator>
    <meta:document-statistic meta:object-count="16"/>
  </office:meta>
</office:document-meta>
</file>